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CAM-38852">
            <text:p>CAM-38852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7500.0">
            <text:p>75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SRR-5486">
            <text:p>SRR-5486</text:p>
          </table:table-cell>
          <table:table-cell office:value-type="float" office:value="58.03">
            <text:p>58.03</text:p>
          </table:table-cell>
          <table:table-cell office:value-type="float" office:value="-5.37">
            <text:p>-5.37</text:p>
          </table:table-cell>
          <table:table-cell office:value-type="float" office:value="5035.0">
            <text:p>503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8">
            <text:p>0.68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3">
            <text:p>AA-27223</text:p>
          </table:table-cell>
          <table:table-cell office:value-type="float" office:value="58.05">
            <text:p>58.05</text:p>
          </table:table-cell>
          <table:table-cell office:value-type="float" office:value="-5.35">
            <text:p>-5.35</text:p>
          </table:table-cell>
          <table:table-cell office:value-type="float" office:value="4235.0">
            <text:p>42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2">
            <text:p>AA-27222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20.0">
            <text:p>402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1">
            <text:p>AA-27221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30.0">
            <text:p>403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9">
            <text:p>1.3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4">
            <text:p>AA-23874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5265.0">
            <text:p>526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6">
            <text:p>1.7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5">
            <text:p>AA-23875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8915.0">
            <text:p>891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3">
            <text:p>AA-23873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4250.0">
            <text:p>4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